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YTA LUQUE FERMI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DREGA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444638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AYTA MAMANI, SULMA YANETH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42857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DEBE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2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3</text:p>
          </table:table-cell>
          <table:table-cell table:style-name="Tableau1.A2" office:value-type="string">
            <text:p text:style-name="P14">150</text:p>
          </table:table-cell>
          <table:table-cell table:style-name="Tableau1.D2" office:value-type="string">
            <text:p text:style-name="P13">19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9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5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2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4T01:12:3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